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9.8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105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/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6633"/>
    </style:style>
    <style:style style:name="ce8" style:family="table-cell" style:parent-style-name="Default" style:data-style-name="N126">
      <style:table-cell-properties fo:background-color="#ff6633"/>
    </style:style>
    <style:style style:name="ce9" style:family="table-cell" style:parent-style-name="Default" style:data-style-name="N61">
      <style:table-cell-properties fo:background-color="#ffff00"/>
      <style:text-properties fo:color="#000000"/>
    </style:style>
    <style:style style:name="ce10" style:family="table-cell" style:parent-style-name="Default" style:data-style-name="N60">
      <style:table-cell-properties fo:background-color="#ff6633"/>
    </style:style>
    <style:style style:name="ce11" style:family="table-cell" style:parent-style-name="Default" style:data-style-name="N61"/>
    <style:style style:name="ce12" style:family="table-cell" style:parent-style-name="Default" style:data-style-name="N126"/>
    <style:style style:name="ce13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inpu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6" office:value-type="string" calcext:value-type="string">
            <text:p>Yellow</text:p>
          </table:table-cell>
          <table:table-cell office:value-type="string" calcext:value-type="string">
            <text:p>input to 'tools' formula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Orange 2</text:p>
          </table:table-cell>
          <table:table-cell office:value-type="string" calcext:value-type="string">
            <text:p>output from 'tools' formula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Parameters for 1-D spherical expansion of ions and electro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uter radius</text:p>
          </table:table-cell>
          <table:table-cell office:value-type="string" calcext:value-type="string">
            <text:p>rmax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ner radius</text:p>
          </table:table-cell>
          <table:table-cell office:value-type="string" calcext:value-type="string">
            <text:p>rmin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of cells</text:p>
          </table:table-cell>
          <table:table-cell office:value-type="string" calcext:value-type="string">
            <text:p>ncell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verage cell size</text:p>
          </table:table-cell>
          <table:table-cell office:value-type="string" calcext:value-type="string">
            <text:p>dx_av</text:p>
          </table:table-cell>
          <table:table-cell table:formula="of:=(rmax-rmin)/ncell" office:value-type="float" office:value="0.4" calcext:value-type="float">
            <text:p>0.4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 Debye leng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bye length</text:p>
          </table:table-cell>
          <table:table-cell office:value-type="string" calcext:value-type="string">
            <text:p>lambda</text:p>
          </table:table-cell>
          <table:table-cell table:style-name="ce6" table:formula="of:=dx_av/2" office:value-type="float" office:value="0.2" calcext:value-type="float">
            <text:p>0.2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a xlink:href="https://lyrana.github.io/lyrana.github.io/physics2.html" xlink:type="simple">Link for Debye length</text:a>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n electron temperatur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lectron temperature</text:p>
          </table:table-cell>
          <table:table-cell office:value-type="string" calcext:value-type="string">
            <text:p>T_eV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ectron thermal velocity</text:p>
          </table:table-cell>
          <table:table-cell office:value-type="string" calcext:value-type="string">
            <text:p>v_the</text:p>
          </table:table-cell>
          <table:table-cell table:style-name="ce8" table:formula="of:=1030000" office:value-type="float" office:value="1030000" calcext:value-type="float">
            <text:p>1.030E+06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nsity for Debye length</text:p>
          </table:table-cell>
          <table:table-cell office:value-type="string" calcext:value-type="string">
            <text:p>N_0</text:p>
          </table:table-cell>
          <table:table-cell table:style-name="ce9" office:value-type="float" office:value="8000" calcext:value-type="float">
            <text:p>8.00E+03</text:p>
          </table:table-cell>
          <table:table-cell office:value-type="string" calcext:value-type="string">
            <text:p>per cm3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=</text:p>
          </table:table-cell>
          <table:table-cell table:formula="of:=[.E22]*1000000" office:value-type="float" office:value="8000000000" calcext:value-type="float">
            <text:p>8000000000</text:p>
          </table:table-cell>
          <table:table-cell office:value-type="string" calcext:value-type="string">
            <text:p>per m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responding plasma frequency</text:p>
          </table:table-cell>
          <table:table-cell office:value-type="string" calcext:value-type="string">
            <text:p>omega_p</text:p>
          </table:table-cell>
          <table:table-cell table:style-name="ce10" office:value-type="float" office:value="5050000" calcext:value-type="float">
            <text:p>5.05E+006</text:p>
          </table:table-cell>
          <table:table-cell office:value-type="string" calcext:value-type="string">
            <text:p>per sec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/plasma freq</text:p>
          </table:table-cell>
          <table:table-cell/>
          <table:table-cell table:formula="of:=2/[.E24]" office:value-type="float" office:value="0.000000396039603960396" calcext:value-type="float">
            <text:p>0.000000396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step limit</text:p>
          </table:table-cell>
          <table:table-cell table:style-name="ce5" office:value-type="string" calcext:value-type="string">
            <text:p>dt_max</text:p>
          </table:table-cell>
          <table:table-cell table:formula="of:=[.E25]" office:value-type="float" office:value="0.000000396039603960396" calcext:value-type="float">
            <text:p>0.000000396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 that we recover Debye length:</text:p>
          </table:table-cell>
          <table:table-cell/>
          <table:table-cell table:formula="of:=v_the/omega_p" office:value-type="float" office:value="0.203960396039604" calcext:value-type="float">
            <text:p>0.203960396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charge state</text:p>
          </table:table-cell>
          <table:table-cell office:value-type="string" calcext:value-type="string">
            <text:p>Zi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on mass</text:p>
          </table:table-cell>
          <table:table-cell office:value-type="string" calcext:value-type="string">
            <text:p>Mi</text:p>
          </table:table-cell>
          <table:table-cell table:style-name="ce11" table:formula="of:=M_p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sound speed</text:p>
          </table:table-cell>
          <table:table-cell office:value-type="string" calcext:value-type="string">
            <text:p>Cs</text:p>
          </table:table-cell>
          <table:table-cell table:style-name="ce11" table:formula="of:=SQRT(Zi*q_e*T_eV/'Mi')" office:value-type="float" office:value="23973.5277991091" calcext:value-type="float">
            <text:p>2.40E+04</text:p>
          </table:table-cell>
          <table:table-cell office:value-type="string" calcext:value-type="string">
            <text:p>m/s</text:p>
          </table:table-cell>
          <table:table-cell/>
          <table:table-cell table:style-name="ce1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on speed at creation</text:p>
          </table:table-cell>
          <table:table-cell office:value-type="string" calcext:value-type="string">
            <text:p>Vi</text:p>
          </table:table-cell>
          <table:table-cell table:style-name="ce11" table:formula="of:=1.1*Cs" office:value-type="float" office:value="26370.88057902" calcext:value-type="float">
            <text:p>2.64E+04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flux density at rmin</text:p>
          </table:table-cell>
          <table:table-cell office:value-type="string" calcext:value-type="string">
            <text:p>Fi</text:p>
          </table:table-cell>
          <table:table-cell table:style-name="ce12" table:formula="of:=Vi*N_0" office:value-type="float" office:value="210967044.63216" calcext:value-type="float">
            <text:p>2.110E+08</text:p>
          </table:table-cell>
          <table:table-cell office:value-type="string" calcext:value-type="string">
            <text:p>Number/m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rrent density at rmin</text:p>
          </table:table-cell>
          <table:table-cell office:value-type="string" calcext:value-type="string">
            <text:p>Ji</text:p>
          </table:table-cell>
          <table:table-cell table:formula="of:=Fi*q_e" office:value-type="float" office:value="0.0000000000338006438441527" calcext:value-type="float">
            <text:p>3.38006438441527E-11</text:p>
          </table:table-cell>
          <table:table-cell office:value-type="string" calcext:value-type="string">
            <text:p>A/m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to leave system at Vi</text:p>
          </table:table-cell>
          <table:table-cell office:value-type="string" calcext:value-type="string">
            <text:p>t_exit</text:p>
          </table:table-cell>
          <table:table-cell table:style-name="ce11" table:formula="of:=(rmax-rmin)/Vi" office:value-type="float" office:value="0.000151682458536568" calcext:value-type="float">
            <text:p>1.52E-0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=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6" office:value-type="string" calcext:value-type="string">
            <text:p>Yellow</text:p>
          </table:table-cell>
          <table:table-cell office:value-type="string" calcext:value-type="string">
            <text:p>input to 'tools' formula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Orange 2</text:p>
          </table:table-cell>
          <table:table-cell office:value-type="string" calcext:value-type="string">
            <text:p>output from 'tools' formula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Parameters for 1-D spherical expansion of ions and electro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uter radius</text:p>
          </table:table-cell>
          <table:table-cell office:value-type="string" calcext:value-type="string">
            <text:p>rmax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ner radius</text:p>
          </table:table-cell>
          <table:table-cell office:value-type="string" calcext:value-type="string">
            <text:p>rmin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of cells</text:p>
          </table:table-cell>
          <table:table-cell office:value-type="string" calcext:value-type="string">
            <text:p>ncell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verage cell size</text:p>
          </table:table-cell>
          <table:table-cell office:value-type="string" calcext:value-type="string">
            <text:p>dx_av</text:p>
          </table:table-cell>
          <table:table-cell table:formula="of:=(rmax-rmin)/ncell" office:value-type="float" office:value="0.4" calcext:value-type="float">
            <text:p>0.4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 Debye leng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bye length</text:p>
          </table:table-cell>
          <table:table-cell office:value-type="string" calcext:value-type="string">
            <text:p>lambda</text:p>
          </table:table-cell>
          <table:table-cell table:style-name="ce6" table:formula="of:=dx_av/2" office:value-type="float" office:value="0.2" calcext:value-type="float">
            <text:p>0.2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a xlink:href="https://lyrana.github.io/lyrana.github.io/physics2.html" xlink:type="simple">Link for Debye length</text:a>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n electron temperatur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lectron temperature</text:p>
          </table:table-cell>
          <table:table-cell office:value-type="string" calcext:value-type="string">
            <text:p>T_eV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ectron thermal velocity</text:p>
          </table:table-cell>
          <table:table-cell office:value-type="string" calcext:value-type="string">
            <text:p>v_the</text:p>
          </table:table-cell>
          <table:table-cell table:style-name="ce8" table:formula="of:=1030000" office:value-type="float" office:value="1030000" calcext:value-type="float">
            <text:p>1.030E+06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nsity for Debye length</text:p>
          </table:table-cell>
          <table:table-cell office:value-type="string" calcext:value-type="string">
            <text:p>N_0</text:p>
          </table:table-cell>
          <table:table-cell table:style-name="ce9" office:value-type="float" office:value="8000" calcext:value-type="float">
            <text:p>8.00E+03</text:p>
          </table:table-cell>
          <table:table-cell office:value-type="string" calcext:value-type="string">
            <text:p>per cm3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=</text:p>
          </table:table-cell>
          <table:table-cell table:formula="of:=[.E22]*1000000" office:value-type="float" office:value="8000000000" calcext:value-type="float">
            <text:p>8000000000</text:p>
          </table:table-cell>
          <table:table-cell office:value-type="string" calcext:value-type="string">
            <text:p>per m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responding plasma frequency</text:p>
          </table:table-cell>
          <table:table-cell office:value-type="string" calcext:value-type="string">
            <text:p>omega_p</text:p>
          </table:table-cell>
          <table:table-cell table:style-name="ce10" office:value-type="float" office:value="5050000" calcext:value-type="float">
            <text:p>5.05E+006</text:p>
          </table:table-cell>
          <table:table-cell office:value-type="string" calcext:value-type="string">
            <text:p>per sec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/plasma freq</text:p>
          </table:table-cell>
          <table:table-cell/>
          <table:table-cell table:formula="of:=2/[.E24]" office:value-type="float" office:value="0.000000396039603960396" calcext:value-type="float">
            <text:p>0.000000396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step limit</text:p>
          </table:table-cell>
          <table:table-cell table:style-name="ce5" office:value-type="string" calcext:value-type="string">
            <text:p>dt_max</text:p>
          </table:table-cell>
          <table:table-cell table:formula="of:=[.E25]" office:value-type="float" office:value="0.000000396039603960396" calcext:value-type="float">
            <text:p>0.000000396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 that we recover Debye length:</text:p>
          </table:table-cell>
          <table:table-cell/>
          <table:table-cell table:formula="of:=v_the/omega_p" office:value-type="float" office:value="0.203960396039604" calcext:value-type="float">
            <text:p>0.203960396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charge state</text:p>
          </table:table-cell>
          <table:table-cell office:value-type="string" calcext:value-type="string">
            <text:p>Zi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on mass</text:p>
          </table:table-cell>
          <table:table-cell office:value-type="string" calcext:value-type="string">
            <text:p>Mi</text:p>
          </table:table-cell>
          <table:table-cell table:style-name="ce11" table:formula="of:=M_p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sound speed</text:p>
          </table:table-cell>
          <table:table-cell office:value-type="string" calcext:value-type="string">
            <text:p>Cs</text:p>
          </table:table-cell>
          <table:table-cell table:style-name="ce11" table:formula="of:=SQRT(Zi*q_e*T_eV/'Mi')" office:value-type="float" office:value="23973.5277991091" calcext:value-type="float">
            <text:p>2.40E+04</text:p>
          </table:table-cell>
          <table:table-cell office:value-type="string" calcext:value-type="string">
            <text:p>m/s</text:p>
          </table:table-cell>
          <table:table-cell/>
          <table:table-cell table:style-name="ce1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on speed at creation</text:p>
          </table:table-cell>
          <table:table-cell office:value-type="string" calcext:value-type="string">
            <text:p>Vi</text:p>
          </table:table-cell>
          <table:table-cell table:style-name="ce11" table:formula="of:=1.1*Cs" office:value-type="float" office:value="26370.88057902" calcext:value-type="float">
            <text:p>2.64E+04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flux density at rmin</text:p>
          </table:table-cell>
          <table:table-cell office:value-type="string" calcext:value-type="string">
            <text:p>Fi</text:p>
          </table:table-cell>
          <table:table-cell table:style-name="ce12" table:formula="of:=Vi*N_0" office:value-type="float" office:value="210967044.63216" calcext:value-type="float">
            <text:p>2.110E+08</text:p>
          </table:table-cell>
          <table:table-cell office:value-type="string" calcext:value-type="string">
            <text:p>Number/m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rrent density at rmin</text:p>
          </table:table-cell>
          <table:table-cell office:value-type="string" calcext:value-type="string">
            <text:p>Ji</text:p>
          </table:table-cell>
          <table:table-cell table:formula="of:=Fi*q_e" office:value-type="float" office:value="0.0000000000338006438441527" calcext:value-type="float">
            <text:p>3.38006438441527E-11</text:p>
          </table:table-cell>
          <table:table-cell office:value-type="string" calcext:value-type="string">
            <text:p>A/m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to leave system at Vi</text:p>
          </table:table-cell>
          <table:table-cell office:value-type="string" calcext:value-type="string">
            <text:p>t_exit</text:p>
          </table:table-cell>
          <table:table-cell table:style-name="ce11" table:formula="of:=(rmax-rmin)/Vi" office:value-type="float" office:value="0.000151682458536568" calcext:value-type="float">
            <text:p>1.52E-0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lots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Plot of phase-space x-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Hat*x+1e-7*ux*jHat</text:p>
          </table:table-cell>
        </table:table-row>
      </table:table>
      <table:table table:name="consts" table:style-name="ta1" table:print="false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oltzmann's constant</text:p>
          </table:table-cell>
          <table:table-cell table:style-name="ce4" office:value-type="string" calcext:value-type="string">
            <text:p>k_B</text:p>
          </table:table-cell>
          <table:table-cell table:style-name="ce13" table:formula="of:=['file:///home/tph/workspace/dt/tests/unit/consts.ods'#$Sheet1.E53]" office:value-type="float" office:value="1.3806504E-023" calcext:value-type="float">
            <text:p>1.38E-023</text:p>
          </table:table-cell>
          <table:table-cell office:value-type="string" calcext:value-type="string">
            <text:p>J/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lectric charge</text:p>
          </table:table-cell>
          <table:table-cell table:style-name="ce4" office:value-type="string" calcext:value-type="string">
            <text:p>q_e</text:p>
          </table:table-cell>
          <table:table-cell table:style-name="ce13" table:formula="of:=['file:///home/tph/workspace/dt/tests/unit/consts.ods'#$Sheet1.E114]" office:value-type="float" office:value="1.602176487E-019" calcext:value-type="float">
            <text:p>1.60E-01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roton mass</text:p>
          </table:table-cell>
          <table:table-cell table:style-name="ce4" office:value-type="string" calcext:value-type="string">
            <text:p>M_p</text:p>
          </table:table-cell>
          <table:table-cell table:style-name="ce11" table:formula="of:=['file:///home/tph/workspace/dt/tests/unit/consts.ods'#$Sheet1.E264]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</table:table-row>
      </table:table>
      <table:table table:name="'file:///home/tph/workspace/dt/tests/unit/consts.ods'#Sheet1" table:print="false" table:style-name="ta_extref">
        <table:table-source xlink:type="simple" xlink:href="../../../tests/unit/consts.ods" table:table-name="Sheet1" table:filter-name="calc8" table:mode="copy-results-only"/>
        <table:table-column table:number-columns-repeated="5"/>
        <table:table-row table:number-rows-repeated="52">
          <table:table-cell table:number-columns-repeated="5"/>
        </table:table-row>
        <table:table-row>
          <table:table-cell table:number-columns-repeated="4"/>
          <table:table-cell table:style-name="ce1" office:value-type="float" office:value="1.3806504E-023">
            <text:p>1.3806504E-023</text:p>
          </table:table-cell>
        </table:table-row>
        <table:table-row table:number-rows-repeated="60">
          <table:table-cell table:number-columns-repeated="5"/>
        </table:table-row>
        <table:table-row>
          <table:table-cell table:number-columns-repeated="4"/>
          <table:table-cell table:style-name="ce1" office:value-type="float" office:value="1.602176487E-019">
            <text:p>1.602176487E-019</text:p>
          </table:table-cell>
        </table:table-row>
        <table:table-row table:number-rows-repeated="149">
          <table:table-cell table:number-columns-repeated="5"/>
        </table:table-row>
        <table:table-row>
          <table:table-cell table:number-columns-repeated="4"/>
          <table:table-cell table:style-name="ce1" office:value-type="float" office:value="1.672621637E-027">
            <text:p>1.672621637E-027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 office:value-type="float" office:value="1.00727646677">
            <text:p>1.00727646677</text:p>
          </table:table-cell>
        </table:table-row>
      </table:table>
      <table:named-expressions>
        <table:named-range table:name="Cs" table:base-cell-address="$input.$D$23" table:cell-range-address="$input.$E$34"/>
        <table:named-range table:name="dx_av" table:base-cell-address="$input.$D$11" table:cell-range-address="$input.$E$13"/>
        <table:named-range table:name="Fi" table:base-cell-address="$input.$D$25" table:cell-range-address="$input.$E$37"/>
        <table:named-range table:name="k_B" table:base-cell-address="$consts.$E$3" table:cell-range-address="$consts.$F$3"/>
        <table:named-range table:name="lambda" table:base-cell-address="$input.$D$12" table:cell-range-address="$input.$E$15"/>
        <table:named-range table:name="M_p" table:base-cell-address="$consts.$E$4" table:cell-range-address="$consts.$F$7"/>
        <table:named-range table:name="ncell" table:base-cell-address="$input.$D$9" table:cell-range-address="$input.$E$11"/>
        <table:named-range table:name="N_0" table:base-cell-address="$input.$D$16" table:cell-range-address="$input.$E$22"/>
        <table:named-range table:name="omega_p" table:base-cell-address="$input.$D$19" table:cell-range-address="$input.$E$24"/>
        <table:named-range table:name="q_e" table:base-cell-address="$consts.$E$5" table:cell-range-address="$consts.$F$5"/>
        <table:named-range table:name="rmax" table:base-cell-address="$input.$D$7" table:cell-range-address="$input.$E$9"/>
        <table:named-range table:name="rmin" table:base-cell-address="$input.$D$8" table:cell-range-address="$input.$E$10"/>
        <table:named-range table:name="T_eV" table:base-cell-address="$input.$D$15" table:cell-range-address="$input.$E$20"/>
        <table:named-range table:name="Vi" table:base-cell-address="$input.$D$23" table:cell-range-address="$input.$E$36"/>
        <table:named-range table:name="v_the" table:base-cell-address="$input.$D$19" table:cell-range-address="$input.$E$21"/>
        <table:named-range table:name="Zi" table:base-cell-address="$input.$D$19" table:cell-range-address="$input.$E$3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23:47:15.787897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10-08T14:21:19.001485501</meta:creation-date>
    <meta:generator>LibreOffice/5.1.6.2$Linux_X86_64 LibreOffice_project/10m0$Build-2</meta:generator>
    <dc:date>2018-01-01T20:06:14.227476086</dc:date>
    <meta:editing-duration>P4DT13H28M12S</meta:editing-duration>
    <meta:editing-cycles>19</meta:editing-cycles>
    <meta:document-statistic meta:table-count="4" meta:cell-count="188" meta:object-count="0"/>
  </office:meta>
</office:document-meta>
</file>